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Text_20_body">
      <style:text-properties style:font-name="Calibri" fo:font-size="14pt" fo:language="en" fo:country="GB" style:font-size-asian="14pt" style:font-size-complex="14pt"/>
    </style:style>
    <style:style style:name="P2" style:family="paragraph" style:parent-style-name="Text_20_body">
      <style:text-properties style:font-name="Calibri" fo:font-size="14pt" fo:language="en" fo:country="GB" officeooo:paragraph-rsid="001801e8" style:font-size-asian="14pt" style:font-size-complex="14pt"/>
    </style:style>
    <style:style style:name="P3" style:family="paragraph" style:parent-style-name="Text_20_body">
      <style:text-properties style:font-name="Calibri" fo:font-size="14pt" fo:language="en" fo:country="GB" officeooo:paragraph-rsid="00190e4e" style:font-size-asian="14pt" style:font-size-complex="14pt"/>
    </style:style>
    <style:style style:name="P4" style:family="paragraph" style:parent-style-name="Text_20_body">
      <style:text-properties officeooo:paragraph-rsid="0017d53c"/>
    </style:style>
    <style:style style:name="P5" style:family="paragraph" style:parent-style-name="Text_20_body">
      <style:text-properties officeooo:paragraph-rsid="001801e8"/>
    </style:style>
    <style:style style:name="P6" style:family="paragraph" style:parent-style-name="Heading_20_1" style:master-page-name="MP0">
      <style:paragraph-properties style:page-number="auto" fo:break-before="page"/>
      <style:text-properties style:font-name="Calibri" fo:font-size="14pt" fo:language="en" fo:country="GB" officeooo:rsid="0017d53c" officeooo:paragraph-rsid="0017d53c" style:font-size-asian="14pt" style:font-size-complex="14pt"/>
    </style:style>
    <style:style style:name="P7" style:family="paragraph" style:parent-style-name="Text_20_body">
      <style:text-properties officeooo:paragraph-rsid="001ae960"/>
    </style:style>
    <style:style style:name="T1" style:family="text">
      <style:text-properties style:font-name="Calibri" fo:font-size="14pt" fo:language="en" fo:country="GB" style:font-size-asian="14pt" style:font-size-complex="14pt"/>
    </style:style>
    <style:style style:name="T2" style:family="text">
      <style:text-properties style:font-name="Calibri" fo:font-size="14pt" fo:language="en" fo:country="GB" officeooo:rsid="00176ee6" style:font-size-asian="14pt" style:font-size-complex="14pt"/>
    </style:style>
    <style:style style:name="T3" style:family="text">
      <style:text-properties style:font-name="Calibri" fo:font-size="14pt" fo:language="en" fo:country="GB" officeooo:rsid="0017d53c" style:font-size-asian="14pt" style:font-size-complex="14pt"/>
    </style:style>
    <style:style style:name="T4" style:family="text">
      <style:text-properties style:font-name="Calibri" fo:font-size="14pt" fo:language="en" fo:country="GB" officeooo:rsid="001801e8" style:font-size-asian="14pt" style:font-size-complex="14pt"/>
    </style:style>
    <style:style style:name="T5" style:family="text">
      <style:text-properties style:font-name="Calibri" fo:font-size="14pt" fo:language="en" fo:country="GB" officeooo:rsid="00190e4e" style:font-size-asian="14pt" style:font-size-complex="14pt"/>
    </style:style>
    <style:style style:name="T6" style:family="text">
      <style:text-properties style:font-name="Calibri" fo:font-size="14pt" fo:language="en" fo:country="GB" officeooo:rsid="001ae960" style:font-size-asian="14pt" style:font-size-complex="14pt"/>
    </style:style>
    <style:style style:name="T7" style:family="text">
      <style:text-properties officeooo:rsid="0017d53c"/>
    </style:style>
    <style:style style:name="T8" style:family="text">
      <style:text-properties officeooo:rsid="001801e8"/>
    </style:style>
    <style:style style:name="T9" style:family="text">
      <style:text-properties fo:language="es" fo:country="ES"/>
    </style:style>
    <style:style style:name="T10" style:family="text">
      <style:text-properties officeooo:rsid="00190e4e"/>
    </style:style>
    <style:style style:name="T11" style:family="text">
      <style:text-properties officeooo:rsid="001ae9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o de motivación</text:h>
      <text:p text:style-name="Text_20_body"><text:span text:style-name="T1"/></text:p>
      <text:p text:style-name="P7"><text:span text:style-name="T1">Mi nombre es Víctor Ballester, y actualmente estoy </text:span><text:span text:style-name="T2">matriculado</text:span><text:span text:style-name="T1"> en el </text:span><text:span text:style-name="T2">segundo año de</text:span><text:span text:style-name="T6">l</text:span><text:span text:style-name="T2"> </text:span><text:span text:style-name="T6">M</text:span><text:span text:style-name="T2">áster d</text:span><text:span text:style-name="T1">e </text:span><text:span text:style-name="T6">M</text:span><text:span text:style-name="T1">atemáticas </text:span><text:span text:style-name="T6">A</text:span><text:span text:style-name="T1">plicadas y </text:span><text:span text:style-name="T6">T</text:span><text:span text:style-name="T1">eóricas en la Universi</text:span><text:span text:style-name="T5">té </text:span><text:span text:style-name="T1">Paris-Dauphine, tras graduarme en </text:span><text:span text:style-name="T6">M</text:span><text:span text:style-name="T1">atemáticas </text:span><text:span text:style-name="T2">el pasado julio</text:span><text:span text:style-name="T1"> en la Universidad Autónoma de Barcelona (UAB). </text:span></text:p>
      <text:p text:style-name="P7"><text:span text:style-name="T1">Durante años, he sentido una gran atracción por las </text:span><text:span text:style-name="T2">c</text:span><text:span text:style-name="T1">iencias </text:span><text:span text:style-name="T2">m</text:span><text:span text:style-name="T1">atemáticas, especialmente en </text:span><text:span text:style-name="T4">m</text:span><text:span text:style-name="T1">atemáticas </text:span><text:span text:style-name="T4">a</text:span><text:span text:style-name="T1">plicadas y </text:span><text:span text:style-name="T4">f</text:span><text:span text:style-name="T1">ísica. Me considero una persona </text:span><text:span text:style-name="T6">aplicada</text:span><text:span text:style-name="T1"> y trabajadora. Estas cualidades, junto con las amistades que he </text:span><text:span text:style-name="T4">cultivado</text:span><text:span text:style-name="T1"> a lo largo de los años, han </text:span><text:span text:style-name="T6">contribuido en</text:span><text:span text:style-name="T1"> mi desarrollo en diversos ámbitos de mi vida, destacando notablemente en el campo de las matemáticas.</text:span></text:p>
      <text:p text:style-name="Text_20_body"><text:span text:style-name="T1"/></text:p>
      <text:p text:style-name="P5"><text:span text:style-name="T4">A lo largo de</text:span><text:span text:style-name="T1"> </text:span><text:span text:style-name="T6">los estudios de </text:span><text:span text:style-name="T2">educación</text:span><text:span text:style-name="T1"> secundaria, las </text:span><text:span text:style-name="T2">m</text:span><text:span text:style-name="T1">atemáticas fueron </text:span><text:span text:style-name="T4">indiscutiblemente</text:span><text:span text:style-name="T1"> mi materia favorita. Mi profundo interés en la materia se manifestaba en la prontitud con la que abordaba y completaba ejercicios y exámenes, superando a menudo a mis compañeros de clase. Esta marcada inclinación orientó de manera inequívoca </text:span><text:span text:style-name="T6">la</text:span><text:span text:style-name="T1"> decisión de proseguir mis estudios en matemáticas a nivel universitario.</text:span></text:p>
      <text:p text:style-name="P5"><text:span text:style-name="T1"/></text:p>
      <text:p text:style-name="P5"><text:span text:style-name="T1">Durante mi primer año en la Universidad Autónoma de Barcelona (UAB), experimenté un enriquecedor entorno de aprendizaje al encontrarme rodeado de </text:span><text:span text:style-name="T6">personas</text:span><text:span text:style-name="T1"> con intereses afines. Completé mis estudios de grado con una nota media de 9.42, obteniendo </text:span><text:span text:style-name="T2">matrícula de honor</text:span><text:span text:style-name="T1"> en 186 de 240 créditos. En particular, mi proyecto final de </text:span><text:span text:style-name="T2">grado</text:span><text:span text:style-name="T1">, que </text:span><text:span text:style-name="T2">trataba sobre</text:span><text:span text:style-name="T1"> la dinámica </text:span><text:span text:style-name="T2">y estabilidad </text:span><text:span text:style-name="T1">de l</text:span><text:span text:style-name="T2">o</text:span><text:span text:style-name="T1">s </text:span><text:span text:style-name="T2">satélites </text:span><text:span text:style-name="T1">en órbita terrestre, obtuvo una </text:span><text:span text:style-name="T4">cualificación</text:span><text:span text:style-name="T1"> perfecta de 10.0/10.0. Poco después de </text:span><text:span text:style-name="T4">finalizar</text:span><text:span text:style-name="T1"> </text:span><text:span text:style-name="T6">los</text:span><text:span text:style-name="T1"> estudios de grado, fui honrado con el </text:span><text:span text:style-name="T2">p</text:span><text:span text:style-name="T1">remio </text:span><text:span text:style-name="T2">e</text:span><text:span text:style-name="T1">xtraordinario de la </text:span><text:span text:style-name="T4">F</text:span><text:span text:style-name="T1">acultad de </text:span><text:span text:style-name="T4">C</text:span><text:span text:style-name="T1">iencias de la UAB, que me </text:span><text:span text:style-name="T4">distinguió</text:span><text:span text:style-name="T1"> como el mejor estudiante de mi promoción.</text:span></text:p>
      <text:p text:style-name="Text_20_body"><text:span text:style-name="T1"/></text:p>
      <text:p text:style-name="P3">El pasado septiembre marcó el comienzo de <text:span text:style-name="T11">una</text:span> nueva etapa en París <text:span text:style-name="T8">gracias a la concesión de una beca </text:span>para realizar estudios avanzados en la Universi<text:span text:style-name="T10">té</text:span> Paris-Dauphine. El <text:span text:style-name="T8">elevado</text:span> nivel de exigencia en Francia, especialmente en dicha <text:soft-page-break/>institución académica, combinado con mi espíritu competitivo y <text:span text:style-name="T8">la destacada calidad de mis </text:span>compañeros, me anima continuamente a <text:span text:style-name="T8">sobresalir</text:span> en cualquier subcampo de las Matemáticas. </text:p>
      <text:p text:style-name="P2">En Paris-Dauphine, <text:span text:style-name="T8">he focalizado mi especialización</text:span> en dinámica de fluidos computacional, y mi tesis de <text:span text:style-name="T11">máster</text:span> se centra en la transición de la turbulencia <text:s/><text:span text:style-name="Fuente_20_de_20_párrafo_20_predeter."><text:span text:style-name="T9">bidimensional a tridimensional.</text:span></text:span></text:p>
      <text:p text:style-name="P1"/>
      <text:p text:style-name="P4"><text:span text:style-name="T3">Tal y como he comentado en mi proyecto de estudio, mi </text:span><text:span text:style-name="T1">próximo propósito es realizar un doctorado en </text:span><text:span text:style-name="T3">m</text:span><text:span text:style-name="T1">atemáticas </text:span><text:span text:style-name="T3">a</text:span><text:span text:style-name="T1">plicadas, especializándome en dinámica de fluidos computaciona</text:span><text:span text:style-name="T3">l aplicada a</text:span><text:span text:style-name="T4"> la aeronáutica</text:span><text:span text:style-name="T3">. </text:span><text:span text:style-name="T6">M</text:span><text:span text:style-name="T3">i preferencia principal es </text:span><text:span text:style-name="T4">realizarlo en </text:span><text:span text:style-name="T3">el Imperial College of London, que es reconocido como una de las instituciones académicas más destacadas a nivel mundial.</text:span></text:p>
      <text:p text:style-name="Text_20_body"><text:span text:style-name="T1"/></text:p>
      <text:p text:style-name="P1">Más allá de mis intereses académicos, he participado activamente en competiciones de Matemáticas, logrando <text:span text:style-name="T8">notables éxitos</text:span>. <text:span text:style-name="T8">R</text:span>ecientemente, me clasifiqué como el segundo mejor individu<text:span text:style-name="T8">o</text:span> español en la división oeste de la <text:span text:style-name="T7">c</text:span>ompetición de <text:span text:style-name="T7">m</text:span>atemáticas Simon Marais. <text:span text:style-name="T8">Asimismo</text:span>, <text:span text:style-name="T8">durante </text:span>años <text:span text:style-name="T8">he </text:span>imparti<text:span text:style-name="T8">do</text:span> clases particulares a estudiantes de secundaria, <text:span text:style-name="T8">desarrollando</text:span> habilidades esenciales como <text:span text:style-name="T11">la </text:span>empatía <text:span text:style-name="T11">o la</text:span> paciencia, y <text:span text:style-name="T11">también</text:span> habilidades de comunicación.</text:p>
      <text:p text:style-name="Text_20_body"><text:span text:style-name="T1"/></text:p>
      <text:p text:style-name="P1">En resumen, mi formación académica me sitúa en una posición idónea para proseguir con estudios de doctorado en el extranjero. La concesión de esta beca sería fundamental para continuar ampliando mis conocimientos en matemáticas computacionales en una universidad de reconocido prestig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creation-date>2023-01-27T10:28:00Z</meta:creation-date>
    <dc:date>2024-02-02T22:39:40.419350364</dc:date>
    <meta:editing-cycles>19</meta:editing-cycles>
    <meta:editing-duration>PT15H3M52S</meta:editing-duration>
    <meta:document-statistic meta:table-count="0" meta:image-count="0" meta:object-count="0" meta:page-count="2" meta:paragraph-count="10" meta:word-count="510" meta:character-count="3417" meta:non-whitespace-character-count="2914"/>
    <meta:template xlink:type="simple" xlink:actuate="onRequest" xlink:title="" xlink:href="../../../Downloads/laCaixa.odt/Normal.dotm"/>
  </office:meta>
</office:document-meta>
</file>